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12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31.13mm"/>
    </style:style>
    <style:style style:name="co4" style:family="table-column">
      <style:table-column-properties fo:break-before="auto" style:column-width="32.2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34.36mm"/>
    </style:style>
    <style:style style:name="co8" style:family="table-column">
      <style:table-column-properties fo:break-before="auto" style:column-width="42.1mm"/>
    </style:style>
    <style:style style:name="co9" style:family="table-column">
      <style:table-column-properties fo:break-before="auto" style:column-width="37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01.94mm" svg:height="394.17mm" svg:x="0.28mm" svg:y="64.01mm">
            <loext:p draw:notify-on-update-of-ranges="Sheet1.B7:Sheet1.F7 Sheet1.A9:Sheet1.A9 Sheet1.B9:Sheet1.F9 Sheet1.B7:Sheet1.F7 Sheet1.A10:Sheet1.A10 Sheet1.B10:Sheet1.F10 Sheet1.B7:Sheet1.F7 Sheet1.B7:Sheet1.F7 Sheet1.A11:Sheet1.A11 Sheet1.B11:Sheet1.F11 Sheet1.B7:Sheet1.F7 Sheet1.A12:Sheet1.A12 Sheet1.B12:Sheet1.F12 Sheet1.B7:Sheet1.F7 Sheet1.A13:Sheet1.A13 Sheet1.B13:Sheet1.F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i5 4690k @4.2GHz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cc without -O flag, debug mod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zasy podane w mikorsekundach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nt poktycia powierzchni elementami</text:p>
          </table:table-cell>
          <table:table-cell table:style-name="ce1" office:value-type="percentage" office:value="0.25" calcext:value-type="percentage">
            <text:p>25,00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ksymalna glebokosc drzewa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zomair powierzchni</text:p>
          </table:table-cell>
          <table:table-cell office:value-type="string" calcext:value-type="string">
            <text:p>10kx10k</text:p>
          </table:table-cell>
          <table:table-cell office:value-type="string" calcext:value-type="string">
            <text:p>100kx100k</text:p>
          </table:table-cell>
          <table:table-cell office:value-type="string" calcext:value-type="string">
            <text:p>1kkx1kk</text:p>
          </table:table-cell>
          <table:table-cell office:value-type="string" calcext:value-type="string">
            <text:p>10kkx10kk</text:p>
          </table:table-cell>
          <table:table-cell office:value-type="string" calcext:value-type="string">
            <text:p>100kkx100k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zmair drzewa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losc iteracji</text:p>
          </table:table-cell>
          <table:table-cell table:number-columns-repeated="5"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ser + createTree</text:p>
          </table:table-cell>
          <table:table-cell office:value-type="float" office:value="110" calcext:value-type="float">
            <text:p>110</text:p>
          </table:table-cell>
          <table:table-cell office:value-type="float" office:value="898" calcext:value-type="float">
            <text:p>898</text:p>
          </table:table-cell>
          <table:table-cell office:value-type="float" office:value="7813" calcext:value-type="float">
            <text:p>7813</text:p>
          </table:table-cell>
          <table:table-cell office:value-type="float" office:value="80983" calcext:value-type="float">
            <text:p>80983</text:p>
          </table:table-cell>
          <table:table-cell office:value-type="float" office:value="895703" calcext:value-type="float">
            <text:p>8957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omWalk</text:p>
          </table:table-cell>
          <table:table-cell office:value-type="float" office:value="3353515" calcext:value-type="float">
            <text:p>3353515</text:p>
          </table:table-cell>
          <table:table-cell office:value-type="float" office:value="3371652" calcext:value-type="float">
            <text:p>3371652</text:p>
          </table:table-cell>
          <table:table-cell office:value-type="float" office:value="3343924" calcext:value-type="float">
            <text:p>3343924</text:p>
          </table:table-cell>
          <table:table-cell office:value-type="float" office:value="3517800" calcext:value-type="float">
            <text:p>3517800</text:p>
          </table:table-cell>
          <table:table-cell office:value-type="float" office:value="3444207" calcext:value-type="float">
            <text:p>34442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wBiggestSquareAtPoint</text:p>
          </table:table-cell>
          <table:table-cell office:value-type="float" office:value="17354" calcext:value-type="float">
            <text:p>17354</text:p>
          </table:table-cell>
          <table:table-cell office:value-type="float" office:value="9139" calcext:value-type="float">
            <text:p>9139</text:p>
          </table:table-cell>
          <table:table-cell office:value-type="float" office:value="14042" calcext:value-type="float">
            <text:p>14042</text:p>
          </table:table-cell>
          <table:table-cell office:value-type="float" office:value="129041" calcext:value-type="float">
            <text:p>129041</text:p>
          </table:table-cell>
          <table:table-cell office:value-type="float" office:value="86050" calcext:value-type="float">
            <text:p>860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ompute</text:p>
          </table:table-cell>
          <table:table-cell office:value-type="float" office:value="1584510" calcext:value-type="float">
            <text:p>1584510</text:p>
          </table:table-cell>
          <table:table-cell office:value-type="float" office:value="1605950" calcext:value-type="float">
            <text:p>1605950</text:p>
          </table:table-cell>
          <table:table-cell office:value-type="float" office:value="1587008" calcext:value-type="float">
            <text:p>1587008</text:p>
          </table:table-cell>
          <table:table-cell office:value-type="float" office:value="1583803" calcext:value-type="float">
            <text:p>1583803</text:p>
          </table:table-cell>
          <table:table-cell office:value-type="float" office:value="1592455" calcext:value-type="float">
            <text:p>1592455</text:p>
          </table:table-cell>
          <table:table-cell table:number-columns-repeated="9"/>
          <table:table-cell office:value-type="string" calcext:value-type="string">
            <text:p>GeForce GTX 9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353726" calcext:value-type="float">
            <text:p>3353726</text:p>
          </table:table-cell>
          <table:table-cell office:value-type="float" office:value="3373226" calcext:value-type="float">
            <text:p>3373226</text:p>
          </table:table-cell>
          <table:table-cell office:value-type="float" office:value="3359329" calcext:value-type="float">
            <text:p>3359329</text:p>
          </table:table-cell>
          <table:table-cell office:value-type="float" office:value="3684591" calcext:value-type="float">
            <text:p>3684591</text:p>
          </table:table-cell>
          <table:table-cell office:value-type="float" office:value="5484184" calcext:value-type="float">
            <text:p>5484184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max leve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ilosc obiektow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arser</text:p>
          </table:table-cell>
          <table:table-cell office:value-type="float" office:value="203" calcext:value-type="float">
            <text:p>203</text:p>
          </table:table-cell>
          <table:table-cell office:value-type="float" office:value="14477" calcext:value-type="float">
            <text:p>14477</text:p>
          </table:table-cell>
          <table:table-cell office:value-type="float" office:value="22207" calcext:value-type="float">
            <text:p>22207</text:p>
          </table:table-cell>
          <table:table-cell office:value-type="float" office:value="133592" calcext:value-type="float">
            <text:p>133592</text:p>
          </table:table-cell>
          <table:table-cell office:value-type="float" office:value="1336127" calcext:value-type="float">
            <text:p>133612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reateTree</text:p>
          </table:table-cell>
          <table:table-cell office:value-type="string" calcext:value-type="string">
            <text:p>Kopiowanie danych</text:p>
          </table:table-cell>
          <table:table-cell office:value-type="float" office:value="65217" calcext:value-type="float">
            <text:p>65217</text:p>
          </table:table-cell>
          <table:table-cell office:value-type="float" office:value="54691" calcext:value-type="float">
            <text:p>54691</text:p>
          </table:table-cell>
          <table:table-cell office:value-type="float" office:value="55035" calcext:value-type="float">
            <text:p>55035</text:p>
          </table:table-cell>
          <table:table-cell office:value-type="float" office:value="55001" calcext:value-type="float">
            <text:p>55001</text:p>
          </table:table-cell>
          <table:table-cell office:value-type="float" office:value="77131" calcext:value-type="float">
            <text:p>7713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ernel CreateTree</text:p>
          </table:table-cell>
          <table:table-cell office:value-type="float" office:value="619" calcext:value-type="float">
            <text:p>619</text:p>
          </table:table-cell>
          <table:table-cell office:value-type="float" office:value="1613" calcext:value-type="float">
            <text:p>1613</text:p>
          </table:table-cell>
          <table:table-cell office:value-type="float" office:value="7403" calcext:value-type="float">
            <text:p>7403</text:p>
          </table:table-cell>
          <table:table-cell office:value-type="float" office:value="79633" calcext:value-type="float">
            <text:p>79633</text:p>
          </table:table-cell>
          <table:table-cell office:value-type="float" office:value="710986" calcext:value-type="float">
            <text:p>71098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uma</text:p>
          </table:table-cell>
          <table:table-cell table:formula="of:=SUM([.P18:.P21])" office:value-type="float" office:value="66139" calcext:value-type="float">
            <text:p>66139</text:p>
          </table:table-cell>
          <table:table-cell table:formula="of:=SUM([.Q18:.Q21])" office:value-type="float" office:value="71781" calcext:value-type="float">
            <text:p>71781</text:p>
          </table:table-cell>
          <table:table-cell table:formula="of:=SUM([.R18:.R21])" office:value-type="float" office:value="94645" calcext:value-type="float">
            <text:p>94645</text:p>
          </table:table-cell>
          <table:table-cell table:formula="of:=SUM([.S18:.S21])" office:value-type="float" office:value="368226" calcext:value-type="float">
            <text:p>368226</text:p>
          </table:table-cell>
          <table:table-cell table:formula="of:=SUM([.T18:.T21])" office:value-type="float" office:value="3124244" calcext:value-type="float">
            <text:p>3124244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i5 4690k @4.2GHz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arser</text:p>
          </table:table-cell>
          <table:table-cell office:value-type="float" office:value="518" calcext:value-type="float">
            <text:p>518</text:p>
          </table:table-cell>
          <table:table-cell office:value-type="float" office:value="1298" calcext:value-type="float">
            <text:p>1298</text:p>
          </table:table-cell>
          <table:table-cell office:value-type="float" office:value="23525" calcext:value-type="float">
            <text:p>23525</text:p>
          </table:table-cell>
          <table:table-cell office:value-type="float" office:value="124806" calcext:value-type="float">
            <text:p>12480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reateTree</text:p>
          </table:table-cell>
          <table:table-cell office:value-type="float" office:value="113" calcext:value-type="float">
            <text:p>113</text:p>
          </table:table-cell>
          <table:table-cell office:value-type="float" office:value="406" calcext:value-type="float">
            <text:p>406</text:p>
          </table:table-cell>
          <table:table-cell office:value-type="float" office:value="9685" calcext:value-type="float">
            <text:p>9685</text:p>
          </table:table-cell>
          <table:table-cell office:value-type="float" office:value="67962" calcext:value-type="float">
            <text:p>67962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pl" fo:country="PL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pl" fo:country="PL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.00.0000</text:date>, <text:time style:data-style-name="N2" text:time-value="21:10:04.617521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1:37:30.693862759</meta:creation-date>
    <dc:date>2016-10-21T22:50:45.525429883</dc:date>
    <meta:editing-duration>PT1H9M</meta:editing-duration>
    <meta:editing-cycles>5</meta:editing-cycles>
    <meta:generator>LibreOffice/5.1.6.1.0$Linux_X86_64 LibreOffice_project/10$Build-1</meta:generator>
    <meta:document-statistic meta:table-count="1" meta:cell-count="1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195cm" svg:height="39.418cm" xlink:href=".." xlink:type="simple" chart:class="chart:scatter" chart:row-mapping="0 1 2 3 4 5" chart:style-name="ch1">
        <chart:legend chart:legend-position="end" svg:x="25.339cm" svg:y="18.165cm" style:legend-expansion="high" chart:style-name="ch2"/>
        <chart:plot-area chart:style-name="ch3" table:cell-range-address="Sheet1.B7:Sheet1.F7 Sheet1.A9:Sheet1.F13" chart:data-source-has-labels="column" svg:x="1.614cm" svg:y="0.788cm" svg:width="23.122cm" svg:height="36.861cm">
          <chartooo:coordinate-region svg:x="3.161cm" svg:y="0.987cm" svg:width="20.925cm" svg:height="36.015cm"/>
          <chart:axis chart:dimension="x" chart:name="primary-x" chart:style-name="ch4">
            <chart:title svg:x="11.954cm" svg:y="38.437cm" chart:style-name="ch5">
              <text:p>ilosc elementow</text:p>
            </chart:title>
          </chart:axis>
          <chart:axis chart:dimension="y" chart:name="primary-y" chart:style-name="ch6">
            <chart:title svg:x="0.451cm" svg:y="20.426cm" chart:style-name="ch7">
              <text:p>czas wykonania</text:p>
            </chart:title>
            <chart:grid chart:style-name="ch8" chart:class="major"/>
          </chart:axis>
          <chart:series chart:style-name="ch9" chart:values-cell-range-address="Sheet1.B9:Sheet1.F9" chart:label-cell-address="Sheet1.A9:Sheet1.A9" chart:class="chart:scatter">
            <chart:domain table:cell-range-address="Sheet1.B7:Sheet1.F7"/>
            <chart:data-point chart:repeated="5"/>
          </chart:series>
          <chart:series chart:style-name="ch10" chart:values-cell-range-address="Sheet1.B10:Sheet1.F10" chart:label-cell-address="Sheet1.A10:Sheet1.A10" chart:class="chart:scatter">
            <chart:data-point chart:repeated="5"/>
          </chart:series>
          <chart:series chart:style-name="ch11" chart:values-cell-range-address="" chart:class="chart:scatter">
            <chart:data-point chart:repeated="5"/>
          </chart:series>
          <chart:series chart:style-name="ch12" chart:values-cell-range-address="Sheet1.B11:Sheet1.F11" chart:label-cell-address="Sheet1.A11:Sheet1.A11" chart:class="chart:scatter">
            <chart:data-point chart:repeated="5"/>
          </chart:series>
          <chart:series chart:style-name="ch13" chart:values-cell-range-address="Sheet1.B12:Sheet1.F12" chart:label-cell-address="Sheet1.A12:Sheet1.A12" chart:class="chart:scatter">
            <chart:data-point chart:repeated="5"/>
          </chart:series>
          <chart:series chart:style-name="ch14" chart:values-cell-range-address="Sheet1.B13:Sheet1.F13" chart:label-cell-address="Sheet1.A13:Sheet1.A13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.B7:Sheet1.F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Parser + createTree</text:p>
                <draw:g>
                  <svg:desc>Sheet1.A9:Sheet1.A9</svg:desc>
                </draw:g>
              </table:table-cell>
              <table:table-cell office:value-type="float" office:value="110">
                <text:p>110</text:p>
                <draw:g>
                  <svg:desc>Sheet1.B9:Sheet1.F9</svg:desc>
                </draw:g>
              </table:table-cell>
              <table:table-cell office:value-type="float" office:value="898">
                <text:p>898</text:p>
              </table:table-cell>
              <table:table-cell office:value-type="float" office:value="7813">
                <text:p>7813</text:p>
              </table:table-cell>
              <table:table-cell office:value-type="float" office:value="80983">
                <text:p>80983</text:p>
              </table:table-cell>
              <table:table-cell office:value-type="float" office:value="895703">
                <text:p>895703</text:p>
              </table:table-cell>
            </table:table-row>
            <table:table-row>
              <table:table-cell office:value-type="string">
                <text:p>randomWalk</text:p>
                <draw:g>
                  <svg:desc>Sheet1.A10:Sheet1.A10</svg:desc>
                </draw:g>
              </table:table-cell>
              <table:table-cell office:value-type="float" office:value="3353515">
                <text:p>3353515</text:p>
                <draw:g>
                  <svg:desc>Sheet1.B10:Sheet1.F10</svg:desc>
                </draw:g>
              </table:table-cell>
              <table:table-cell office:value-type="float" office:value="3371652">
                <text:p>3371652</text:p>
              </table:table-cell>
              <table:table-cell office:value-type="float" office:value="3343924">
                <text:p>3343924</text:p>
              </table:table-cell>
              <table:table-cell office:value-type="float" office:value="3517800">
                <text:p>3517800</text:p>
              </table:table-cell>
              <table:table-cell office:value-type="float" office:value="3444207">
                <text:p>3444207</text:p>
              </table:table-cell>
            </table:table-row>
            <table:table-row>
              <table:table-cell office:value-type="string">
                <text:p>drawBiggestSquareAtPoint</text:p>
                <draw:g>
                  <svg:desc>Sheet1.A11:Sheet1.A11</svg:desc>
                </draw:g>
              </table:table-cell>
              <table:table-cell office:value-type="float" office:value="17354">
                <text:p>17354</text:p>
                <draw:g>
                  <svg:desc>Sheet1.B11:Sheet1.F11</svg:desc>
                </draw:g>
              </table:table-cell>
              <table:table-cell office:value-type="float" office:value="9139">
                <text:p>9139</text:p>
              </table:table-cell>
              <table:table-cell office:value-type="float" office:value="14042">
                <text:p>14042</text:p>
              </table:table-cell>
              <table:table-cell office:value-type="float" office:value="129041">
                <text:p>129041</text:p>
              </table:table-cell>
              <table:table-cell office:value-type="float" office:value="86050">
                <text:p>86050</text:p>
              </table:table-cell>
            </table:table-row>
            <table:table-row>
              <table:table-cell office:value-type="string">
                <text:p>precompute</text:p>
                <draw:g>
                  <svg:desc>Sheet1.A12:Sheet1.A12</svg:desc>
                </draw:g>
              </table:table-cell>
              <table:table-cell office:value-type="float" office:value="1584510">
                <text:p>1584510</text:p>
                <draw:g>
                  <svg:desc>Sheet1.B12:Sheet1.F12</svg:desc>
                </draw:g>
              </table:table-cell>
              <table:table-cell office:value-type="float" office:value="1605950">
                <text:p>1605950</text:p>
              </table:table-cell>
              <table:table-cell office:value-type="float" office:value="1587008">
                <text:p>1587008</text:p>
              </table:table-cell>
              <table:table-cell office:value-type="float" office:value="1583803">
                <text:p>1583803</text:p>
              </table:table-cell>
              <table:table-cell office:value-type="float" office:value="1592455">
                <text:p>1592455</text:p>
              </table:table-cell>
            </table:table-row>
            <table:table-row>
              <table:table-cell office:value-type="string">
                <text:p>total</text:p>
                <draw:g>
                  <svg:desc>Sheet1.A13:Sheet1.A13</svg:desc>
                </draw:g>
              </table:table-cell>
              <table:table-cell office:value-type="float" office:value="3353726">
                <text:p>3353726</text:p>
                <draw:g>
                  <svg:desc>Sheet1.B13:Sheet1.F13</svg:desc>
                </draw:g>
              </table:table-cell>
              <table:table-cell office:value-type="float" office:value="3373226">
                <text:p>3373226</text:p>
              </table:table-cell>
              <table:table-cell office:value-type="float" office:value="3359329">
                <text:p>3359329</text:p>
              </table:table-cell>
              <table:table-cell office:value-type="float" office:value="3684591">
                <text:p>3684591</text:p>
              </table:table-cell>
              <table:table-cell office:value-type="float" office:value="5484184">
                <text:p>5484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1.0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